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1f1" officeooo:paragraph-rsid="001d3974"/>
    </style:style>
    <style:style style:name="P2" style:family="paragraph" style:parent-style-name="Standard">
      <style:text-properties officeooo:rsid="001fd626" officeooo:paragraph-rsid="001d3974"/>
    </style:style>
    <style:style style:name="T1" style:family="text">
      <style:text-properties officeooo:rsid="0028343a"/>
    </style:style>
    <style:style style:name="T2" style:family="text">
      <style:text-properties officeooo:rsid="001fd626"/>
    </style:style>
    <style:style style:name="T3" style:family="text">
      <style:text-properties officeooo:rsid="00237129"/>
    </style:style>
    <style:style style:name="T4" style:family="text">
      <style:text-properties officeooo:rsid="0024ba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tecture:</text:p>
      <text:p text:style-name="P1"/>
      <text:p text:style-name="P1">Main loop:</text:p>
      <text:p text:style-name="P1">- sending telemetry data(possibly with flag set by intrpt)</text:p>
      <text:p text:style-name="P1">- decoding messages(messages come in with 20-50 Hz)</text:p>
      <text:p text:style-name="P1">- Changing the mode</text:p>
      <text:p text:style-name="P1"/>
      <text:p text:style-name="P2">interrupts:</text:p>
      <text:p text:style-name="P1">- <text:span text:style-name="T2">controller 500Hz</text:span></text:p>
      <text:p text:style-name="P1">- <text:span text:style-name="T3">optional 10Hz interrupt flag for sending telemetry data</text:span></text:p>
      <text:p text:style-name="P1">- <text:span text:style-name="T4">receival of signals</text:span></text:p>
      <text:p text:style-name="P1">- <text:span text:style-name="T1">sensor readout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10:23:50.483824147</meta:creation-date>
    <dc:date>2015-09-04T10:23:59.665375312</dc:date>
    <meta:editing-duration>P0D</meta:editing-duration>
    <meta:editing-cycles>1</meta:editing-cycles>
    <meta:document-statistic meta:table-count="0" meta:image-count="0" meta:object-count="0" meta:page-count="1" meta:paragraph-count="10" meta:word-count="44" meta:character-count="275" meta:non-whitespace-character-count="240"/>
    <meta:generator>LibreOffice/4.2.8.2$Linux_X86_64 LibreOffice_project/420m0$Build-2</meta:generator>
  </office:meta>
</office:document-meta>
</file>